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6">
      <style:table-cell-properties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3">
      <style:table-cell-properties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3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5">
      <style:table-cell-properties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35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3.12208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style-name="ce9">
            <text:p>monthly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bracket0</text:p>
          </table:table-cell>
          <table:table-cell office:value-type="string" table:style-name="ce9">
            <text:p>bracket1</text:p>
          </table:table-cell>
          <table:table-cell office:value-type="string" table:style-name="ce9">
            <text:p>bracket2</text:p>
          </table:table-cell>
          <table:table-cell office:value-type="string" table:style-name="ce9">
            <text:p>bracket3</text:p>
          </table:table-cell>
          <table:table-cell office:value-type="string" table:style-name="ce9">
            <text:p>bracket4</text:p>
          </table:table-cell>
          <table:table-cell office:value-type="string" table:style-name="ce9">
            <text:p>bracket5</text:p>
          </table:table-cell>
          <table:table-cell office:value-type="string" table:style-name="ce9">
            <text:p>bracket6</text:p>
          </table:table-cell>
          <table:table-cell office:value-type="string" table:style-name="ce9">
            <text:p>bracket7</text:p>
          </table:table-cell>
          <table:table-cell office:value-type="string" table:style-name="ce9">
            <text:p>bracket8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exemption</text:p>
          </table:table-cell>
          <table:table-cell table:style-name="ce4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.83" table:style-name="ce7">
            <text:p><text:s/>20.83<text:s/></text:p>
          </table:table-cell>
          <table:table-cell office:value-type="float" office:value="104.17" table:style-name="ce8">
            <text:p><text:s/>104.17<text:s/></text:p>
          </table:table-cell>
          <table:table-cell office:value-type="float" office:value="354.17" table:style-name="ce8">
            <text:p><text:s/>354.17<text:s/></text:p>
          </table:table-cell>
          <table:table-cell office:value-type="float" office:value="937.5" table:style-name="ce8">
            <text:p><text:s/>937.50<text:s/></text:p>
          </table:table-cell>
          <table:table-cell office:value-type="float" office:value="2083.33" table:style-name="ce8">
            <text:p><text:s/>2,083.33<text:s/></text:p>
          </table:table-cell>
          <table:table-cell office:value-type="float" office:value="5208.33" table:style-name="ce8">
            <text:p><text:s/>5,208.33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percent_over</text:p>
          </table:table-cell>
          <table:table-cell table:style-name="ce10"/>
          <table:table-cell office:value-type="string" table:style-name="ce11">
            <text:p>+0% over</text:p>
          </table:table-cell>
          <table:table-cell office:value-type="string" table:style-name="ce11">
            <text:p>+5% over</text:p>
          </table:table-cell>
          <table:table-cell office:value-type="string" table:style-name="ce11">
            <text:p>+10% over</text:p>
          </table:table-cell>
          <table:table-cell office:value-type="string" table:style-name="ce11">
            <text:p>+15% over</text:p>
          </table:table-cell>
          <table:table-cell office:value-type="string" table:style-name="ce11">
            <text:p>+20% over</text:p>
          </table:table-cell>
          <table:table-cell office:value-type="string" table:style-name="ce11">
            <text:p>+25% over</text:p>
          </table:table-cell>
          <table:table-cell office:value-type="string" table:style-name="ce11">
            <text:p>+30% over</text:p>
          </table:table-cell>
          <table:table-cell office:value-type="string" table:style-name="ce11">
            <text:p>+32% over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Z</text:p>
          </table:table-cell>
          <table:table-cell office:value-type="float" office:value="0" table:style-name="ce3">
            <text:p>0.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17" table:style-name="ce5">
            <text:p><text:s/>417<text:s/></text:p>
          </table:table-cell>
          <table:table-cell office:value-type="float" office:value="1250" table:style-name="ce5">
            <text:p><text:s/>1,250<text:s/></text:p>
          </table:table-cell>
          <table:table-cell office:value-type="float" office:value="2917" table:style-name="ce6">
            <text:p><text:s/>2,917<text:s/></text:p>
          </table:table-cell>
          <table:table-cell office:value-type="float" office:value="5833" table:style-name="ce6">
            <text:p><text:s/>5,833<text:s/></text:p>
          </table:table-cell>
          <table:table-cell office:value-type="float" office:value="10417" table:style-name="ce6">
            <text:p><text:s/>10,417<text:s/></text:p>
          </table:table-cell>
          <table:table-cell office:value-type="float" office:value="208333" table:style-name="ce6">
            <text:p><text:s/>208,333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S/ME</text:p>
          </table:table-cell>
          <table:table-cell office:value-type="float" office:value="50" table:style-name="ce3">
            <text:p>50.0</text:p>
          </table:table-cell>
          <table:table-cell office:value-type="float" office:value="1" table:style-name="ce4">
            <text:p>1</text:p>
          </table:table-cell>
          <table:table-cell office:value-type="float" office:value="2083" table:style-name="ce5">
            <text:p><text:s/>2,083<text:s/></text:p>
          </table:table-cell>
          <table:table-cell office:value-type="float" office:value="2500" table:style-name="ce5">
            <text:p><text:s/>2,500<text:s/></text:p>
          </table:table-cell>
          <table:table-cell office:value-type="float" office:value="3333" table:style-name="ce6">
            <text:p><text:s/>3,333<text:s/></text:p>
          </table:table-cell>
          <table:table-cell office:value-type="float" office:value="5000" table:style-name="ce6">
            <text:p><text:s/>5,000<text:s/></text:p>
          </table:table-cell>
          <table:table-cell office:value-type="float" office:value="7917" table:style-name="ce6">
            <text:p><text:s/>7,917<text:s/></text:p>
          </table:table-cell>
          <table:table-cell office:value-type="float" office:value="12500" table:style-name="ce6">
            <text:p><text:s/>12,500<text:s/></text:p>
          </table:table-cell>
          <table:table-cell office:value-type="float" office:value="22917" table:style-name="ce6">
            <text:p><text:s/>22,917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ME1 / S1</text:p>
          </table:table-cell>
          <table:table-cell office:value-type="float" office:value="75" table:style-name="ce3">
            <text:p>75.0</text:p>
          </table:table-cell>
          <table:table-cell office:value-type="float" office:value="1" table:style-name="ce4">
            <text:p>1</text:p>
          </table:table-cell>
          <table:table-cell office:value-type="float" office:value="3125" table:style-name="ce5">
            <text:p><text:s/>3,125<text:s/></text:p>
          </table:table-cell>
          <table:table-cell office:value-type="float" office:value="3542" table:style-name="ce5">
            <text:p><text:s/>3,542<text:s/></text:p>
          </table:table-cell>
          <table:table-cell office:value-type="float" office:value="4375" table:style-name="ce5">
            <text:p><text:s/>4,375<text:s/></text:p>
          </table:table-cell>
          <table:table-cell office:value-type="float" office:value="6042" table:style-name="ce5">
            <text:p><text:s/>6,042<text:s/></text:p>
          </table:table-cell>
          <table:table-cell office:value-type="float" office:value="8958" table:style-name="ce5">
            <text:p><text:s/>8,958<text:s/></text:p>
          </table:table-cell>
          <table:table-cell office:value-type="float" office:value="13542" table:style-name="ce5">
            <text:p><text:s/>13,542<text:s/></text:p>
          </table:table-cell>
          <table:table-cell office:value-type="float" office:value="23958" table:style-name="ce5">
            <text:p><text:s/>23,958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ME2 / S2</text:p>
          </table:table-cell>
          <table:table-cell office:value-type="float" office:value="100" table:style-name="ce3">
            <text:p>100.0</text:p>
          </table:table-cell>
          <table:table-cell office:value-type="float" office:value="1" table:style-name="ce4">
            <text:p>1</text:p>
          </table:table-cell>
          <table:table-cell office:value-type="float" office:value="4167" table:style-name="ce5">
            <text:p><text:s/>4,167<text:s/></text:p>
          </table:table-cell>
          <table:table-cell office:value-type="float" office:value="4583" table:style-name="ce5">
            <text:p><text:s/>4,583<text:s/></text:p>
          </table:table-cell>
          <table:table-cell office:value-type="float" office:value="5417" table:style-name="ce5">
            <text:p><text:s/>5,417<text:s/></text:p>
          </table:table-cell>
          <table:table-cell office:value-type="float" office:value="7083" table:style-name="ce5">
            <text:p><text:s/>7,083<text:s/></text:p>
          </table:table-cell>
          <table:table-cell office:value-type="float" office:value="10000" table:style-name="ce5">
            <text:p><text:s/>10,000<text:s/></text:p>
          </table:table-cell>
          <table:table-cell office:value-type="float" office:value="14583" table:style-name="ce5">
            <text:p><text:s/>14,583<text:s/></text:p>
          </table:table-cell>
          <table:table-cell office:value-type="float" office:value="25000" table:style-name="ce5">
            <text:p><text:s/>25,000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ME3 / S3</text:p>
          </table:table-cell>
          <table:table-cell office:value-type="float" office:value="125" table:style-name="ce3">
            <text:p>125.0</text:p>
          </table:table-cell>
          <table:table-cell office:value-type="float" office:value="1" table:style-name="ce4">
            <text:p>1</text:p>
          </table:table-cell>
          <table:table-cell office:value-type="float" office:value="5208" table:style-name="ce5">
            <text:p><text:s/>5,208<text:s/></text:p>
          </table:table-cell>
          <table:table-cell office:value-type="float" office:value="5625" table:style-name="ce5">
            <text:p><text:s/>5,625<text:s/></text:p>
          </table:table-cell>
          <table:table-cell office:value-type="float" office:value="6458" table:style-name="ce5">
            <text:p><text:s/>6,458<text:s/></text:p>
          </table:table-cell>
          <table:table-cell office:value-type="float" office:value="8125" table:style-name="ce5">
            <text:p><text:s/>8,125<text:s/></text:p>
          </table:table-cell>
          <table:table-cell office:value-type="float" office:value="11042" table:style-name="ce5">
            <text:p><text:s/>11,042<text:s/></text:p>
          </table:table-cell>
          <table:table-cell office:value-type="float" office:value="15625" table:style-name="ce5">
            <text:p><text:s/>15,625<text:s/></text:p>
          </table:table-cell>
          <table:table-cell office:value-type="float" office:value="26042" table:style-name="ce5">
            <text:p><text:s/>26,042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semi</text:p>
          </table:table-cell>
          <table:table-cell office:value-type="string" table:style-name="ce4">
            <text:p>ME4 / S4</text:p>
          </table:table-cell>
          <table:table-cell office:value-type="float" office:value="150" table:style-name="ce3">
            <text:p>150.0</text:p>
          </table:table-cell>
          <table:table-cell office:value-type="float" office:value="1" table:style-name="ce4">
            <text:p>1</text:p>
          </table:table-cell>
          <table:table-cell office:value-type="float" office:value="6250" table:style-name="ce5">
            <text:p><text:s/>6,250<text:s/></text:p>
          </table:table-cell>
          <table:table-cell office:value-type="float" office:value="6667" table:style-name="ce5">
            <text:p><text:s/>6,667<text:s/></text:p>
          </table:table-cell>
          <table:table-cell office:value-type="float" office:value="7500" table:style-name="ce5">
            <text:p><text:s/>7,500<text:s/></text:p>
          </table:table-cell>
          <table:table-cell office:value-type="float" office:value="9167" table:style-name="ce5">
            <text:p><text:s/>9,167<text:s/></text:p>
          </table:table-cell>
          <table:table-cell office:value-type="float" office:value="12083" table:style-name="ce5">
            <text:p><text:s/>12,083<text:s/></text:p>
          </table:table-cell>
          <table:table-cell office:value-type="float" office:value="16667" table:style-name="ce5">
            <text:p><text:s/>16,667<text:s/></text:p>
          </table:table-cell>
          <table:table-cell office:value-type="float" office:value="27083" table:style-name="ce5">
            <text:p><text:s/>27,083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exemption</text:p>
          </table:table-cell>
          <table:table-cell table:style-name="ce4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1.67" table:style-name="ce8">
            <text:p><text:s/>41.67<text:s/></text:p>
          </table:table-cell>
          <table:table-cell office:value-type="float" office:value="208.33" table:style-name="ce8">
            <text:p><text:s/>208.33<text:s/></text:p>
          </table:table-cell>
          <table:table-cell office:value-type="float" office:value="708.33" table:style-name="ce8">
            <text:p><text:s/>708.33<text:s/></text:p>
          </table:table-cell>
          <table:table-cell office:value-type="float" office:value="1875" table:style-name="ce8">
            <text:p><text:s/>1,875.00<text:s/></text:p>
          </table:table-cell>
          <table:table-cell office:value-type="float" office:value="4166.67" table:style-name="ce8">
            <text:p><text:s/>4,166.67<text:s/></text:p>
          </table:table-cell>
          <table:table-cell office:value-type="float" office:value="10416.67" table:style-name="ce8">
            <text:p><text:s/>10,416.67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percent_over</text:p>
          </table:table-cell>
          <table:table-cell table:style-name="ce4"/>
          <table:table-cell office:value-type="string" table:style-name="ce11">
            <text:p>+0% over</text:p>
          </table:table-cell>
          <table:table-cell office:value-type="string" table:style-name="ce11">
            <text:p>+5% over</text:p>
          </table:table-cell>
          <table:table-cell office:value-type="string" table:style-name="ce11">
            <text:p>+10% over</text:p>
          </table:table-cell>
          <table:table-cell office:value-type="string" table:style-name="ce11">
            <text:p>+15% over</text:p>
          </table:table-cell>
          <table:table-cell office:value-type="string" table:style-name="ce11">
            <text:p>+20% over</text:p>
          </table:table-cell>
          <table:table-cell office:value-type="string" table:style-name="ce11">
            <text:p>+25% over</text:p>
          </table:table-cell>
          <table:table-cell office:value-type="string" table:style-name="ce11">
            <text:p>+30% over</text:p>
          </table:table-cell>
          <table:table-cell office:value-type="string" table:style-name="ce11">
            <text:p>+32% over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Z</text:p>
          </table:table-cell>
          <table:table-cell office:value-type="float" office:value="0" table:style-name="ce3">
            <text:p>0.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833" table:style-name="ce5">
            <text:p><text:s/>833<text:s/></text:p>
          </table:table-cell>
          <table:table-cell office:value-type="float" office:value="2500" table:style-name="ce5">
            <text:p><text:s/>2,500<text:s/></text:p>
          </table:table-cell>
          <table:table-cell office:value-type="float" office:value="5833" table:style-name="ce6">
            <text:p><text:s/>5,833<text:s/></text:p>
          </table:table-cell>
          <table:table-cell office:value-type="float" office:value="11667" table:style-name="ce6">
            <text:p><text:s/>11,667<text:s/></text:p>
          </table:table-cell>
          <table:table-cell office:value-type="float" office:value="20833" table:style-name="ce6">
            <text:p><text:s/>20,833<text:s/></text:p>
          </table:table-cell>
          <table:table-cell office:value-type="float" office:value="41667" table:style-name="ce6">
            <text:p><text:s/>41,667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S/ME</text:p>
          </table:table-cell>
          <table:table-cell office:value-type="float" office:value="50" table:style-name="ce3">
            <text:p>50.0</text:p>
          </table:table-cell>
          <table:table-cell office:value-type="float" office:value="1" table:style-name="ce4">
            <text:p>1</text:p>
          </table:table-cell>
          <table:table-cell office:value-type="float" office:value="4167" table:style-name="ce5">
            <text:p><text:s/>4,167<text:s/></text:p>
          </table:table-cell>
          <table:table-cell office:value-type="float" office:value="5000" table:style-name="ce5">
            <text:p><text:s/>5,000<text:s/></text:p>
          </table:table-cell>
          <table:table-cell office:value-type="float" office:value="6667" table:style-name="ce6">
            <text:p><text:s/>6,667<text:s/></text:p>
          </table:table-cell>
          <table:table-cell office:value-type="float" office:value="10000" table:style-name="ce6">
            <text:p><text:s/>10,000<text:s/></text:p>
          </table:table-cell>
          <table:table-cell office:value-type="float" office:value="15833" table:style-name="ce6">
            <text:p><text:s/>15,833<text:s/></text:p>
          </table:table-cell>
          <table:table-cell office:value-type="float" office:value="25000" table:style-name="ce6">
            <text:p><text:s/>25,000<text:s/></text:p>
          </table:table-cell>
          <table:table-cell office:value-type="float" office:value="45833" table:style-name="ce6">
            <text:p><text:s/>45,833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ME1 / S1</text:p>
          </table:table-cell>
          <table:table-cell office:value-type="float" office:value="75" table:style-name="ce3">
            <text:p>75.0</text:p>
          </table:table-cell>
          <table:table-cell office:value-type="float" office:value="1" table:style-name="ce4">
            <text:p>1</text:p>
          </table:table-cell>
          <table:table-cell office:value-type="float" office:value="6250" table:style-name="ce5">
            <text:p><text:s/>6,250<text:s/></text:p>
          </table:table-cell>
          <table:table-cell office:value-type="float" office:value="7083" table:style-name="ce5">
            <text:p><text:s/>7,083<text:s/></text:p>
          </table:table-cell>
          <table:table-cell office:value-type="float" office:value="8750" table:style-name="ce5">
            <text:p><text:s/>8,750<text:s/></text:p>
          </table:table-cell>
          <table:table-cell office:value-type="float" office:value="12083" table:style-name="ce5">
            <text:p><text:s/>12,083<text:s/></text:p>
          </table:table-cell>
          <table:table-cell office:value-type="float" office:value="17917" table:style-name="ce5">
            <text:p><text:s/>17,917<text:s/></text:p>
          </table:table-cell>
          <table:table-cell office:value-type="float" office:value="27083" table:style-name="ce5">
            <text:p><text:s/>27,083<text:s/></text:p>
          </table:table-cell>
          <table:table-cell office:value-type="float" office:value="47917" table:style-name="ce5">
            <text:p><text:s/>47,917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ME2 / S2</text:p>
          </table:table-cell>
          <table:table-cell office:value-type="float" office:value="100" table:style-name="ce3">
            <text:p>100.0</text:p>
          </table:table-cell>
          <table:table-cell office:value-type="float" office:value="1" table:style-name="ce4">
            <text:p>1</text:p>
          </table:table-cell>
          <table:table-cell office:value-type="float" office:value="8333" table:style-name="ce5">
            <text:p><text:s/>8,333<text:s/></text:p>
          </table:table-cell>
          <table:table-cell office:value-type="float" office:value="9167" table:style-name="ce5">
            <text:p><text:s/>9,167<text:s/></text:p>
          </table:table-cell>
          <table:table-cell office:value-type="float" office:value="10833" table:style-name="ce5">
            <text:p><text:s/>10,833<text:s/></text:p>
          </table:table-cell>
          <table:table-cell office:value-type="float" office:value="14167" table:style-name="ce5">
            <text:p><text:s/>14,167<text:s/></text:p>
          </table:table-cell>
          <table:table-cell office:value-type="float" office:value="20000" table:style-name="ce5">
            <text:p><text:s/>20,000<text:s/></text:p>
          </table:table-cell>
          <table:table-cell office:value-type="float" office:value="29167" table:style-name="ce5">
            <text:p><text:s/>29,167<text:s/></text:p>
          </table:table-cell>
          <table:table-cell office:value-type="float" office:value="50000" table:style-name="ce5">
            <text:p><text:s/>50,000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ME3 / S3</text:p>
          </table:table-cell>
          <table:table-cell office:value-type="float" office:value="125" table:style-name="ce3">
            <text:p>125.0</text:p>
          </table:table-cell>
          <table:table-cell office:value-type="float" office:value="1" table:style-name="ce4">
            <text:p>1</text:p>
          </table:table-cell>
          <table:table-cell office:value-type="float" office:value="10417" table:style-name="ce5">
            <text:p><text:s/>10,417<text:s/></text:p>
          </table:table-cell>
          <table:table-cell office:value-type="float" office:value="11250" table:style-name="ce5">
            <text:p><text:s/>11,250<text:s/></text:p>
          </table:table-cell>
          <table:table-cell office:value-type="float" office:value="12917" table:style-name="ce5">
            <text:p><text:s/>12,917<text:s/></text:p>
          </table:table-cell>
          <table:table-cell office:value-type="float" office:value="16250" table:style-name="ce5">
            <text:p><text:s/>16,250<text:s/></text:p>
          </table:table-cell>
          <table:table-cell office:value-type="float" office:value="22083" table:style-name="ce5">
            <text:p><text:s/>22,083<text:s/></text:p>
          </table:table-cell>
          <table:table-cell office:value-type="float" office:value="31250" table:style-name="ce5">
            <text:p><text:s/>31,250<text:s/></text:p>
          </table:table-cell>
          <table:table-cell office:value-type="float" office:value="52083" table:style-name="ce5">
            <text:p><text:s/>52,083<text:s/></text:p>
          </table:table-cell>
          <table:table-cell table:number-columns-repeated="16373"/>
        </table:table-row>
        <table:table-row table:style-name="ro1">
          <table:table-cell office:value-type="string" table:style-name="ce9">
            <text:p>monthly</text:p>
          </table:table-cell>
          <table:table-cell office:value-type="string" table:style-name="ce4">
            <text:p>ME4 / S4</text:p>
          </table:table-cell>
          <table:table-cell office:value-type="float" office:value="150" table:style-name="ce3">
            <text:p>150.0</text:p>
          </table:table-cell>
          <table:table-cell office:value-type="float" office:value="1" table:style-name="ce4">
            <text:p>1</text:p>
          </table:table-cell>
          <table:table-cell office:value-type="float" office:value="12500" table:style-name="ce5">
            <text:p><text:s/>12,500<text:s/></text:p>
          </table:table-cell>
          <table:table-cell office:value-type="float" office:value="13333" table:style-name="ce5">
            <text:p><text:s/>13,333<text:s/></text:p>
          </table:table-cell>
          <table:table-cell office:value-type="float" office:value="15000" table:style-name="ce5">
            <text:p><text:s/>15,000<text:s/></text:p>
          </table:table-cell>
          <table:table-cell office:value-type="float" office:value="18333" table:style-name="ce5">
            <text:p><text:s/>18,333<text:s/></text:p>
          </table:table-cell>
          <table:table-cell office:value-type="float" office:value="24167" table:style-name="ce5">
            <text:p><text:s/>24,167<text:s/></text:p>
          </table:table-cell>
          <table:table-cell office:value-type="float" office:value="33333" table:style-name="ce5">
            <text:p><text:s/>33,333<text:s/></text:p>
          </table:table-cell>
          <table:table-cell office:value-type="float" office:value="54167" table:style-name="ce5">
            <text:p><text:s/>54,167<text:s/></text:p>
          </table:table-cell>
          <table:table-cell table:number-columns-repeated="16373"/>
        </table:table-row>
        <table:table-row table:number-rows-repeated="1048559" table:style-name="ro1">
          <table:table-cell table:number-columns-repeated="16384"/>
        </table:table-row>
      </table:table>
      <table:table table:name="Sheet2" table:style-name="ta1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 (</number:text>
      <number:number number:decimal-places="2" number:min-integer-digits="1" number:grouping="true"/>
      <number:text>)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nny</meta:initial-creator>
    <dc:creator>manny</dc:creator>
    <meta:creation-date>2012-12-24T08:27:33Z</meta:creation-date>
    <dc:date>2012-12-24T08:28:41Z</dc:date>
  </office:meta>
</office:document-meta>
</file>